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98.25pt"/>
    </style:style>
    <style:style style:name="co6" style:family="table-column">
      <style:table-column-properties fo:break-before="auto" style:column-width="99.04pt"/>
    </style:style>
    <style:style style:name="co7" style:family="table-column">
      <style:table-column-properties fo:break-before="auto" style:column-width="136.86pt"/>
    </style:style>
    <style:style style:name="co8" style:family="table-column">
      <style:table-column-properties fo:break-before="auto" style:column-width="85.89pt"/>
    </style:style>
    <style:style style:name="co9" style:family="table-column">
      <style:table-column-properties fo:break-before="auto" style:column-width="86.71pt"/>
    </style:style>
    <style:style style:name="co10" style:family="table-column">
      <style:table-column-properties fo:break-before="auto" style:column-width="124.5pt"/>
    </style:style>
    <style:style style:name="co11" style:family="table-column">
      <style:table-column-properties fo:break-before="auto" style:column-width="40.3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ellCount" table:style-name="ta1">
        <table:shapes>
          <draw:frame draw:z-index="0" draw:style-name="gr1" draw:text-style-name="P1" svg:width="843.96pt" svg:height="354.64pt" svg:x="81.52pt" svg:y="253.73pt">
            <loext:p draw:notify-on-update-of-ranges="cellCount.D1:cellCount.D1 cellCount.D2:cellCount.D18 cellCount.G1:cellCount.G1 cellCount.G2:cellCount.G18 cellCount.J1:cellCount.J1 cellCount.J2:cellCount.J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office:value-type="string" calcext:value-type="string">
            <text:p>Total Live Cells</text:p>
          </table:table-cell>
          <table:table-cell office:value-type="string" calcext:value-type="string">
            <text:p>Total Lost Cells</text:p>
          </table:table-cell>
          <table:table-cell office:value-type="string" calcext:value-type="string">
            <text:p>Percent Lost Cells</text:p>
          </table:table-cell>
          <table:table-cell office:value-type="string" calcext:value-type="string">
            <text:p>Sorafenib Live Cells</text:p>
          </table:table-cell>
          <table:table-cell office:value-type="string" calcext:value-type="string">
            <text:p>Sorafenib Lost Cells</text:p>
          </table:table-cell>
          <table:table-cell office:value-type="string" calcext:value-type="string">
            <text:p>Sorafenib Percent Lost Cells</text:p>
          </table:table-cell>
          <table:table-cell office:value-type="string" calcext:value-type="string">
            <text:p>DMSO Live Cells</text:p>
          </table:table-cell>
          <table:table-cell office:value-type="string" calcext:value-type="string">
            <text:p>DMSO Lost Cells</text:p>
          </table:table-cell>
          <table:table-cell office:value-type="string" calcext:value-type="string">
            <text:p>DMSO Percent Lost Cell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11" calcext:value-type="float">
            <text:p>18011</text:p>
          </table:table-cell>
          <table:table-cell office:value-type="float" office:value="416" calcext:value-type="float">
            <text:p>416</text:p>
          </table:table-cell>
          <table:table-cell office:value-type="float" office:value="0.0225755685" calcext:value-type="float">
            <text:p>0.0225755685</text:p>
          </table:table-cell>
          <table:table-cell office:value-type="float" office:value="2011" calcext:value-type="float">
            <text:p>2011</text:p>
          </table:table-cell>
          <table:table-cell office:value-type="float" office:value="18" calcext:value-type="float">
            <text:p>18</text:p>
          </table:table-cell>
          <table:table-cell office:value-type="float" office:value="0.0088713652" calcext:value-type="float">
            <text:p>0.0088713652</text:p>
          </table:table-cell>
          <table:table-cell office:value-type="float" office:value="1646" calcext:value-type="float">
            <text:p>1646</text:p>
          </table:table-cell>
          <table:table-cell office:value-type="float" office:value="14" calcext:value-type="float">
            <text:p>14</text:p>
          </table:table-cell>
          <table:table-cell office:value-type="float" office:value="0.0084337349" calcext:value-type="float">
            <text:p>0.0084337349</text:p>
          </table:table-cell>
          <table:table-cell office:value-type="string" calcext:value-type="string">
            <text:p>Plate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393" calcext:value-type="float">
            <text:p>15393</text:p>
          </table:table-cell>
          <table:table-cell office:value-type="float" office:value="1122" calcext:value-type="float">
            <text:p>1122</text:p>
          </table:table-cell>
          <table:table-cell office:value-type="float" office:value="0.067938238" calcext:value-type="float">
            <text:p>0.067938238</text:p>
          </table:table-cell>
          <table:table-cell office:value-type="float" office:value="1679" calcext:value-type="float">
            <text:p>1679</text:p>
          </table:table-cell>
          <table:table-cell office:value-type="float" office:value="36" calcext:value-type="float">
            <text:p>36</text:p>
          </table:table-cell>
          <table:table-cell office:value-type="float" office:value="0.0209912536" calcext:value-type="float">
            <text:p>0.0209912536</text:p>
          </table:table-cell>
          <table:table-cell office:value-type="float" office:value="1527" calcext:value-type="float">
            <text:p>1527</text:p>
          </table:table-cell>
          <table:table-cell office:value-type="float" office:value="11" calcext:value-type="float">
            <text:p>11</text:p>
          </table:table-cell>
          <table:table-cell office:value-type="float" office:value="0.0071521456" calcext:value-type="float">
            <text:p>0.0071521456</text:p>
          </table:table-cell>
          <table:table-cell office:value-type="string" calcext:value-type="string">
            <text:p>Plate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615" calcext:value-type="float">
            <text:p>17615</text:p>
          </table:table-cell>
          <table:table-cell office:value-type="float" office:value="4629" calcext:value-type="float">
            <text:p>4629</text:p>
          </table:table-cell>
          <table:table-cell office:value-type="float" office:value="0.208101061" calcext:value-type="float">
            <text:p>0.208101061</text:p>
          </table:table-cell>
          <table:table-cell office:value-type="float" office:value="2791" calcext:value-type="float">
            <text:p>2791</text:p>
          </table:table-cell>
          <table:table-cell office:value-type="float" office:value="66" calcext:value-type="float">
            <text:p>66</text:p>
          </table:table-cell>
          <table:table-cell office:value-type="float" office:value="0.0231011551" calcext:value-type="float">
            <text:p>0.0231011551</text:p>
          </table:table-cell>
          <table:table-cell office:value-type="float" office:value="2403" calcext:value-type="float">
            <text:p>2403</text:p>
          </table:table-cell>
          <table:table-cell office:value-type="float" office:value="2" calcext:value-type="float">
            <text:p>2</text:p>
          </table:table-cell>
          <table:table-cell office:value-type="float" office:value="0.0008316008" calcext:value-type="float">
            <text:p>0.0008316008</text:p>
          </table:table-cell>
          <table:table-cell office:value-type="string" calcext:value-type="string">
            <text:p>Plate 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68" calcext:value-type="float">
            <text:p>15068</text:p>
          </table:table-cell>
          <table:table-cell office:value-type="float" office:value="1270" calcext:value-type="float">
            <text:p>1270</text:p>
          </table:table-cell>
          <table:table-cell office:value-type="float" office:value="0.0777328926" calcext:value-type="float">
            <text:p>0.0777328926</text:p>
          </table:table-cell>
          <table:table-cell office:value-type="float" office:value="1443" calcext:value-type="float">
            <text:p>1443</text:p>
          </table:table-cell>
          <table:table-cell office:value-type="float" office:value="19" calcext:value-type="float">
            <text:p>19</text:p>
          </table:table-cell>
          <table:table-cell office:value-type="float" office:value="0.012995896" calcext:value-type="float">
            <text:p>0.012995896</text:p>
          </table:table-cell>
          <table:table-cell office:value-type="float" office:value="1854" calcext:value-type="float">
            <text:p>1854</text:p>
          </table:table-cell>
          <table:table-cell office:value-type="float" office:value="10" calcext:value-type="float">
            <text:p>10</text:p>
          </table:table-cell>
          <table:table-cell office:value-type="float" office:value="0.0053648069" calcext:value-type="float">
            <text:p>0.0053648069</text:p>
          </table:table-cell>
          <table:table-cell office:value-type="string" calcext:value-type="string">
            <text:p>Plate 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84" calcext:value-type="float">
            <text:p>14484</text:p>
          </table:table-cell>
          <table:table-cell office:value-type="float" office:value="4151" calcext:value-type="float">
            <text:p>4151</text:p>
          </table:table-cell>
          <table:table-cell office:value-type="float" office:value="0.2227528844" calcext:value-type="float">
            <text:p>0.2227528844</text:p>
          </table:table-cell>
          <table:table-cell office:value-type="float" office:value="1611" calcext:value-type="float">
            <text:p>1611</text:p>
          </table:table-cell>
          <table:table-cell office:value-type="float" office:value="372" calcext:value-type="float">
            <text:p>372</text:p>
          </table:table-cell>
          <table:table-cell office:value-type="float" office:value="0.1875945537" calcext:value-type="float">
            <text:p>0.1875945537</text:p>
          </table:table-cell>
          <table:table-cell office:value-type="float" office:value="1250" calcext:value-type="float">
            <text:p>1250</text:p>
          </table:table-cell>
          <table:table-cell office:value-type="float" office:value="978" calcext:value-type="float">
            <text:p>978</text:p>
          </table:table-cell>
          <table:table-cell office:value-type="float" office:value="0.4389587074" calcext:value-type="float">
            <text:p>0.4389587074</text:p>
          </table:table-cell>
          <table:table-cell office:value-type="string" calcext:value-type="string">
            <text:p>Plate 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95" calcext:value-type="float">
            <text:p>12895</text:p>
          </table:table-cell>
          <table:table-cell office:value-type="float" office:value="6775" calcext:value-type="float">
            <text:p>6775</text:p>
          </table:table-cell>
          <table:table-cell office:value-type="float" office:value="0.3444331469" calcext:value-type="float">
            <text:p>0.3444331469</text:p>
          </table:table-cell>
          <table:table-cell office:value-type="float" office:value="1241" calcext:value-type="float">
            <text:p>1241</text:p>
          </table:table-cell>
          <table:table-cell office:value-type="float" office:value="705" calcext:value-type="float">
            <text:p>705</text:p>
          </table:table-cell>
          <table:table-cell office:value-type="float" office:value="0.3622816033" calcext:value-type="float">
            <text:p>0.3622816033</text:p>
          </table:table-cell>
          <table:table-cell office:value-type="float" office:value="1300" calcext:value-type="float">
            <text:p>1300</text:p>
          </table:table-cell>
          <table:table-cell office:value-type="float" office:value="951" calcext:value-type="float">
            <text:p>951</text:p>
          </table:table-cell>
          <table:table-cell office:value-type="float" office:value="0.4224788983" calcext:value-type="float">
            <text:p>0.4224788983</text:p>
          </table:table-cell>
          <table:table-cell office:value-type="string" calcext:value-type="string">
            <text:p>Plate 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379" calcext:value-type="float">
            <text:p>13379</text:p>
          </table:table-cell>
          <table:table-cell office:value-type="float" office:value="4484" calcext:value-type="float">
            <text:p>4484</text:p>
          </table:table-cell>
          <table:table-cell office:value-type="float" office:value="0.2510216649" calcext:value-type="float">
            <text:p>0.2510216649</text:p>
          </table:table-cell>
          <table:table-cell office:value-type="float" office:value="1766" calcext:value-type="float">
            <text:p>1766</text:p>
          </table:table-cell>
          <table:table-cell office:value-type="float" office:value="406" calcext:value-type="float">
            <text:p>406</text:p>
          </table:table-cell>
          <table:table-cell office:value-type="float" office:value="0.1869244936" calcext:value-type="float">
            <text:p>0.1869244936</text:p>
          </table:table-cell>
          <table:table-cell office:value-type="float" office:value="1230" calcext:value-type="float">
            <text:p>1230</text:p>
          </table:table-cell>
          <table:table-cell office:value-type="float" office:value="20" calcext:value-type="float">
            <text:p>20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Plate 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757" calcext:value-type="float">
            <text:p>14757</text:p>
          </table:table-cell>
          <table:table-cell office:value-type="float" office:value="387" calcext:value-type="float">
            <text:p>387</text:p>
          </table:table-cell>
          <table:table-cell office:value-type="float" office:value="0.0255546751" calcext:value-type="float">
            <text:p>0.0255546751</text:p>
          </table:table-cell>
          <table:table-cell office:value-type="float" office:value="1722" calcext:value-type="float">
            <text:p>1722</text:p>
          </table:table-cell>
          <table:table-cell office:value-type="float" office:value="53" calcext:value-type="float">
            <text:p>53</text:p>
          </table:table-cell>
          <table:table-cell office:value-type="float" office:value="0.0298591549" calcext:value-type="float">
            <text:p>0.0298591549</text:p>
          </table:table-cell>
          <table:table-cell office:value-type="float" office:value="1274" calcext:value-type="float">
            <text:p>1274</text:p>
          </table:table-cell>
          <table:table-cell office:value-type="float" office:value="4" calcext:value-type="float">
            <text:p>4</text:p>
          </table:table-cell>
          <table:table-cell office:value-type="float" office:value="0.0031298905" calcext:value-type="float">
            <text:p>0.0031298905</text:p>
          </table:table-cell>
          <table:table-cell office:value-type="string" calcext:value-type="string">
            <text:p>Plate 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547" calcext:value-type="float">
            <text:p>11547</text:p>
          </table:table-cell>
          <table:table-cell office:value-type="float" office:value="332" calcext:value-type="float">
            <text:p>332</text:p>
          </table:table-cell>
          <table:table-cell office:value-type="float" office:value="0.0279484805" calcext:value-type="float">
            <text:p>0.0279484805</text:p>
          </table:table-cell>
          <table:table-cell office:value-type="float" office:value="1014" calcext:value-type="float">
            <text:p>1014</text:p>
          </table:table-cell>
          <table:table-cell office:value-type="float" office:value="83" calcext:value-type="float">
            <text:p>83</text:p>
          </table:table-cell>
          <table:table-cell office:value-type="float" office:value="0.0756608933" calcext:value-type="float">
            <text:p>0.0756608933</text:p>
          </table:table-cell>
          <table:table-cell office:value-type="float" office:value="1382" calcext:value-type="float">
            <text:p>1382</text:p>
          </table:table-cell>
          <table:table-cell office:value-type="float" office:value="4" calcext:value-type="float">
            <text:p>4</text:p>
          </table:table-cell>
          <table:table-cell office:value-type="float" office:value="0.0028860029" calcext:value-type="float">
            <text:p>0.0028860029</text:p>
          </table:table-cell>
          <table:table-cell office:value-type="string" calcext:value-type="string">
            <text:p>Plate 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829" calcext:value-type="float">
            <text:p>11829</text:p>
          </table:table-cell>
          <table:table-cell office:value-type="float" office:value="308" calcext:value-type="float">
            <text:p>308</text:p>
          </table:table-cell>
          <table:table-cell office:value-type="float" office:value="0.0253769465" calcext:value-type="float">
            <text:p>0.0253769465</text:p>
          </table:table-cell>
          <table:table-cell office:value-type="float" office:value="1164" calcext:value-type="float">
            <text:p>1164</text:p>
          </table:table-cell>
          <table:table-cell office:value-type="float" office:value="16" calcext:value-type="float">
            <text:p>16</text:p>
          </table:table-cell>
          <table:table-cell office:value-type="float" office:value="0.013559322" calcext:value-type="float">
            <text:p>0.013559322</text:p>
          </table:table-cell>
          <table:table-cell office:value-type="float" office:value="1035" calcext:value-type="float">
            <text:p>1035</text:p>
          </table:table-cell>
          <table:table-cell office:value-type="float" office:value="18" calcext:value-type="float">
            <text:p>18</text:p>
          </table:table-cell>
          <table:table-cell office:value-type="float" office:value="0.0170940171" calcext:value-type="float">
            <text:p>0.0170940171</text:p>
          </table:table-cell>
          <table:table-cell office:value-type="string" calcext:value-type="string">
            <text:p>Plate 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187" calcext:value-type="float">
            <text:p>13187</text:p>
          </table:table-cell>
          <table:table-cell office:value-type="float" office:value="743" calcext:value-type="float">
            <text:p>743</text:p>
          </table:table-cell>
          <table:table-cell office:value-type="float" office:value="0.0533381192" calcext:value-type="float">
            <text:p>0.0533381192</text:p>
          </table:table-cell>
          <table:table-cell office:value-type="float" office:value="1509" calcext:value-type="float">
            <text:p>1509</text:p>
          </table:table-cell>
          <table:table-cell office:value-type="float" office:value="5" calcext:value-type="float">
            <text:p>5</text:p>
          </table:table-cell>
          <table:table-cell office:value-type="float" office:value="0.0033025099" calcext:value-type="float">
            <text:p>0.0033025099</text:p>
          </table:table-cell>
          <table:table-cell office:value-type="float" office:value="1419" calcext:value-type="float">
            <text:p>1419</text:p>
          </table:table-cell>
          <table:table-cell office:value-type="float" office:value="5" calcext:value-type="float">
            <text:p>5</text:p>
          </table:table-cell>
          <table:table-cell office:value-type="float" office:value="0.003511236" calcext:value-type="float">
            <text:p>0.003511236</text:p>
          </table:table-cell>
          <table:table-cell office:value-type="string" calcext:value-type="string">
            <text:p>Plate 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083" calcext:value-type="float">
            <text:p>13083</text:p>
          </table:table-cell>
          <table:table-cell office:value-type="float" office:value="356" calcext:value-type="float">
            <text:p>356</text:p>
          </table:table-cell>
          <table:table-cell office:value-type="float" office:value="0.0264900662" calcext:value-type="float">
            <text:p>0.0264900662</text:p>
          </table:table-cell>
          <table:table-cell office:value-type="float" office:value="1536" calcext:value-type="float">
            <text:p>1536</text:p>
          </table:table-cell>
          <table:table-cell office:value-type="float" office:value="23" calcext:value-type="float">
            <text:p>23</text:p>
          </table:table-cell>
          <table:table-cell office:value-type="float" office:value="0.0147530468" calcext:value-type="float">
            <text:p>0.0147530468</text:p>
          </table:table-cell>
          <table:table-cell office:value-type="float" office:value="1303" calcext:value-type="float">
            <text:p>1303</text:p>
          </table:table-cell>
          <table:table-cell office:value-type="float" office:value="9" calcext:value-type="float">
            <text:p>9</text:p>
          </table:table-cell>
          <table:table-cell office:value-type="float" office:value="0.0068597561" calcext:value-type="float">
            <text:p>0.0068597561</text:p>
          </table:table-cell>
          <table:table-cell office:value-type="string" calcext:value-type="string">
            <text:p>Plate 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105" calcext:value-type="float">
            <text:p>8105</text:p>
          </table:table-cell>
          <table:table-cell office:value-type="float" office:value="5707" calcext:value-type="float">
            <text:p>5707</text:p>
          </table:table-cell>
          <table:table-cell office:value-type="float" office:value="0.4131914277" calcext:value-type="float">
            <text:p>0.4131914277</text:p>
          </table:table-cell>
          <table:table-cell office:value-type="float" office:value="999" calcext:value-type="float">
            <text:p>999</text:p>
          </table:table-cell>
          <table:table-cell office:value-type="float" office:value="313" calcext:value-type="float">
            <text:p>313</text:p>
          </table:table-cell>
          <table:table-cell office:value-type="float" office:value="0.2385670732" calcext:value-type="float">
            <text:p>0.2385670732</text:p>
          </table:table-cell>
          <table:table-cell office:value-type="float" office:value="670" calcext:value-type="float">
            <text:p>670</text:p>
          </table:table-cell>
          <table:table-cell office:value-type="float" office:value="637" calcext:value-type="float">
            <text:p>637</text:p>
          </table:table-cell>
          <table:table-cell office:value-type="float" office:value="0.4873756695" calcext:value-type="float">
            <text:p>0.4873756695</text:p>
          </table:table-cell>
          <table:table-cell office:value-type="string" calcext:value-type="string">
            <text:p>Plate 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53" calcext:value-type="float">
            <text:p>11353</text:p>
          </table:table-cell>
          <table:table-cell office:value-type="float" office:value="168" calcext:value-type="float">
            <text:p>168</text:p>
          </table:table-cell>
          <table:table-cell office:value-type="float" office:value="0.0145820675" calcext:value-type="float">
            <text:p>0.0145820675</text:p>
          </table:table-cell>
          <table:table-cell office:value-type="float" office:value="1072" calcext:value-type="float">
            <text:p>1072</text:p>
          </table:table-cell>
          <table:table-cell office:value-type="float" office:value="4" calcext:value-type="float">
            <text:p>4</text:p>
          </table:table-cell>
          <table:table-cell office:value-type="float" office:value="0.0037174721" calcext:value-type="float">
            <text:p>0.0037174721</text:p>
          </table:table-cell>
          <table:table-cell office:value-type="float" office:value="1156" calcext:value-type="float">
            <text:p>1156</text:p>
          </table:table-cell>
          <table:table-cell office:value-type="float" office:value="2" calcext:value-type="float">
            <text:p>2</text:p>
          </table:table-cell>
          <table:table-cell office:value-type="float" office:value="0.0017271157" calcext:value-type="float">
            <text:p>0.0017271157</text:p>
          </table:table-cell>
          <table:table-cell office:value-type="string" calcext:value-type="string">
            <text:p>Plate 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437" calcext:value-type="float">
            <text:p>10437</text:p>
          </table:table-cell>
          <table:table-cell office:value-type="float" office:value="1709" calcext:value-type="float">
            <text:p>1709</text:p>
          </table:table-cell>
          <table:table-cell office:value-type="float" office:value="0.1407047588" calcext:value-type="float">
            <text:p>0.1407047588</text:p>
          </table:table-cell>
          <table:table-cell office:value-type="float" office:value="1063" calcext:value-type="float">
            <text:p>1063</text:p>
          </table:table-cell>
          <table:table-cell office:value-type="float" office:value="373" calcext:value-type="float">
            <text:p>373</text:p>
          </table:table-cell>
          <table:table-cell office:value-type="float" office:value="0.2597493036" calcext:value-type="float">
            <text:p>0.2597493036</text:p>
          </table:table-cell>
          <table:table-cell office:value-type="float" office:value="1319" calcext:value-type="float">
            <text:p>1319</text:p>
          </table:table-cell>
          <table:table-cell office:value-type="float" office:value="4" calcext:value-type="float">
            <text:p>4</text:p>
          </table:table-cell>
          <table:table-cell office:value-type="float" office:value="0.0030234316" calcext:value-type="float">
            <text:p>0.0030234316</text:p>
          </table:table-cell>
          <table:table-cell office:value-type="string" calcext:value-type="string">
            <text:p>Plate 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643" calcext:value-type="float">
            <text:p>13643</text:p>
          </table:table-cell>
          <table:table-cell office:value-type="float" office:value="193" calcext:value-type="float">
            <text:p>193</text:p>
          </table:table-cell>
          <table:table-cell office:value-type="float" office:value="0.0139491182" calcext:value-type="float">
            <text:p>0.0139491182</text:p>
          </table:table-cell>
          <table:table-cell office:value-type="float" office:value="1595" calcext:value-type="float">
            <text:p>1595</text:p>
          </table:table-cell>
          <table:table-cell office:value-type="float" office:value="5" calcext:value-type="float">
            <text:p>5</text:p>
          </table:table-cell>
          <table:table-cell office:value-type="float" office:value="0.003125" calcext:value-type="float">
            <text:p>0.003125</text:p>
          </table:table-cell>
          <table:table-cell office:value-type="float" office:value="1179" calcext:value-type="float">
            <text:p>1179</text:p>
          </table:table-cell>
          <table:table-cell office:value-type="float" office:value="3" calcext:value-type="float">
            <text:p>3</text:p>
          </table:table-cell>
          <table:table-cell office:value-type="float" office:value="0.0025380711" calcext:value-type="float">
            <text:p>0.0025380711</text:p>
          </table:table-cell>
          <table:table-cell office:value-type="string" calcext:value-type="string">
            <text:p>Plate 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8" calcext:value-type="float">
            <text:p>14438</text:p>
          </table:table-cell>
          <table:table-cell office:value-type="float" office:value="134" calcext:value-type="float">
            <text:p>134</text:p>
          </table:table-cell>
          <table:table-cell office:value-type="float" office:value="0.0091957178" calcext:value-type="float">
            <text:p>0.0091957178</text:p>
          </table:table-cell>
          <table:table-cell office:value-type="float" office:value="1708" calcext:value-type="float">
            <text:p>1708</text:p>
          </table:table-cell>
          <table:table-cell office:value-type="float" office:value="2" calcext:value-type="float">
            <text:p>2</text:p>
          </table:table-cell>
          <table:table-cell office:value-type="float" office:value="0.0011695906" calcext:value-type="float">
            <text:p>0.0011695906</text:p>
          </table:table-cell>
          <table:table-cell office:value-type="float" office:value="1527" calcext:value-type="float">
            <text:p>1527</text:p>
          </table:table-cell>
          <table:table-cell office:value-type="float" office:value="2" calcext:value-type="float">
            <text:p>2</text:p>
          </table:table-cell>
          <table:table-cell office:value-type="float" office:value="0.0013080445" calcext:value-type="float">
            <text:p>0.0013080445</text:p>
          </table:table-cell>
          <table:table-cell office:value-type="string" calcext:value-type="string">
            <text:p>Plate 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2T10:22:45.112997893</dc:date>
    <meta:editing-duration>PT2M12S</meta:editing-duration>
    <meta:editing-cycles>1</meta:editing-cycles>
    <meta:document-statistic meta:table-count="1" meta:cell-count="19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774cm" svg:height="12.512cm" xlink:href=".." xlink:type="simple" chart:class="chart:bar" chart:style-name="ch1">
        <chart:legend chart:legend-position="end" svg:x="24.627cm" svg:y="5.459cm" style:legend-expansion="high" chart:style-name="ch2"/>
        <chart:plot-area chart:style-name="ch3" table:cell-range-address="cellCount.D1:cellCount.D18 cellCount.G1:cellCount.G18 cellCount.J1:cellCount.J18" chart:data-source-has-labels="row" svg:x="0.595cm" svg:y="0.25cm" svg:width="23.437cm" svg:height="12.012cm">
          <chartooo:coordinate-region svg:x="1.322cm" svg:y="0.45cm" svg:width="22.71cm" svg:height="11.16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ellCount.D2:cellCount.D18" chart:label-cell-address="cellCount.D1:cellCount.D1" chart:class="chart:bar">
            <chart:data-point chart:repeated="17"/>
          </chart:series>
          <chart:series chart:style-name="ch8" chart:values-cell-range-address="cellCount.G2:cellCount.G18" chart:label-cell-address="cellCount.G1:cellCount.G1" chart:class="chart:bar">
            <chart:data-point chart:repeated="17"/>
          </chart:series>
          <chart:series chart:style-name="ch9" chart:values-cell-range-address="cellCount.J2:cellCount.J18" chart:label-cell-address="cellCount.J1:cellCount.J1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 Lost Cells</text:p>
                <draw:g>
                  <svg:desc>cellCount.D1:cellCount.D1</svg:desc>
                </draw:g>
              </table:table-cell>
              <table:table-cell office:value-type="string">
                <text:p>Sorafenib Percent Lost Cells</text:p>
                <draw:g>
                  <svg:desc>cellCount.G1:cellCount.G1</svg:desc>
                </draw:g>
              </table:table-cell>
              <table:table-cell office:value-type="string">
                <text:p>DMSO Percent Lost Cells</text:p>
                <draw:g>
                  <svg:desc>cellCount.J1:cellCount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25755685">
                <text:p>0.0225755685</text:p>
                <draw:g>
                  <svg:desc>cellCount.D2:cellCount.D18</svg:desc>
                </draw:g>
              </table:table-cell>
              <table:table-cell office:value-type="float" office:value="0.0088713652">
                <text:p>0.0088713652</text:p>
                <draw:g>
                  <svg:desc>cellCount.G2:cellCount.G18</svg:desc>
                </draw:g>
              </table:table-cell>
              <table:table-cell office:value-type="float" office:value="0.0084337349">
                <text:p>0.0084337349</text:p>
                <draw:g>
                  <svg:desc>cellCount.J2:cellCount.J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7938238">
                <text:p>0.067938238</text:p>
              </table:table-cell>
              <table:table-cell office:value-type="float" office:value="0.0209912536">
                <text:p>0.0209912536</text:p>
              </table:table-cell>
              <table:table-cell office:value-type="float" office:value="0.0071521456">
                <text:p>0.00715214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8101061">
                <text:p>0.208101061</text:p>
              </table:table-cell>
              <table:table-cell office:value-type="float" office:value="0.0231011551">
                <text:p>0.0231011551</text:p>
              </table:table-cell>
              <table:table-cell office:value-type="float" office:value="0.0008316008">
                <text:p>0.0008316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77328926">
                <text:p>0.0777328926</text:p>
              </table:table-cell>
              <table:table-cell office:value-type="float" office:value="0.012995896">
                <text:p>0.012995896</text:p>
              </table:table-cell>
              <table:table-cell office:value-type="float" office:value="0.0053648069">
                <text:p>0.00536480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27528844">
                <text:p>0.2227528844</text:p>
              </table:table-cell>
              <table:table-cell office:value-type="float" office:value="0.1875945537">
                <text:p>0.1875945537</text:p>
              </table:table-cell>
              <table:table-cell office:value-type="float" office:value="0.4389587074">
                <text:p>0.43895870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44331469">
                <text:p>0.3444331469</text:p>
              </table:table-cell>
              <table:table-cell office:value-type="float" office:value="0.3622816033">
                <text:p>0.3622816033</text:p>
              </table:table-cell>
              <table:table-cell office:value-type="float" office:value="0.4224788983">
                <text:p>0.42247889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10216649">
                <text:p>0.2510216649</text:p>
              </table:table-cell>
              <table:table-cell office:value-type="float" office:value="0.1869244936">
                <text:p>0.1869244936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55546751">
                <text:p>0.0255546751</text:p>
              </table:table-cell>
              <table:table-cell office:value-type="float" office:value="0.0298591549">
                <text:p>0.0298591549</text:p>
              </table:table-cell>
              <table:table-cell office:value-type="float" office:value="0.0031298905">
                <text:p>0.00312989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79484805">
                <text:p>0.0279484805</text:p>
              </table:table-cell>
              <table:table-cell office:value-type="float" office:value="0.0756608933">
                <text:p>0.0756608933</text:p>
              </table:table-cell>
              <table:table-cell office:value-type="float" office:value="0.0028860029">
                <text:p>0.00288600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53769465">
                <text:p>0.0253769465</text:p>
              </table:table-cell>
              <table:table-cell office:value-type="float" office:value="0.013559322">
                <text:p>0.013559322</text:p>
              </table:table-cell>
              <table:table-cell office:value-type="float" office:value="0.0170940171">
                <text:p>0.01709401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33381192">
                <text:p>0.0533381192</text:p>
              </table:table-cell>
              <table:table-cell office:value-type="float" office:value="0.0033025099">
                <text:p>0.0033025099</text:p>
              </table:table-cell>
              <table:table-cell office:value-type="float" office:value="0.003511236">
                <text:p>0.0035112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64900662">
                <text:p>0.0264900662</text:p>
              </table:table-cell>
              <table:table-cell office:value-type="float" office:value="0.0147530468">
                <text:p>0.0147530468</text:p>
              </table:table-cell>
              <table:table-cell office:value-type="float" office:value="0.0068597561">
                <text:p>0.00685975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131914277">
                <text:p>0.4131914277</text:p>
              </table:table-cell>
              <table:table-cell office:value-type="float" office:value="0.2385670732">
                <text:p>0.2385670732</text:p>
              </table:table-cell>
              <table:table-cell office:value-type="float" office:value="0.4873756695">
                <text:p>0.48737566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45820675">
                <text:p>0.0145820675</text:p>
              </table:table-cell>
              <table:table-cell office:value-type="float" office:value="0.0037174721">
                <text:p>0.0037174721</text:p>
              </table:table-cell>
              <table:table-cell office:value-type="float" office:value="0.0017271157">
                <text:p>0.00172711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07047588">
                <text:p>0.1407047588</text:p>
              </table:table-cell>
              <table:table-cell office:value-type="float" office:value="0.2597493036">
                <text:p>0.2597493036</text:p>
              </table:table-cell>
              <table:table-cell office:value-type="float" office:value="0.0030234316">
                <text:p>0.00302343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39491182">
                <text:p>0.0139491182</text:p>
              </table:table-cell>
              <table:table-cell office:value-type="float" office:value="0.003125">
                <text:p>0.003125</text:p>
              </table:table-cell>
              <table:table-cell office:value-type="float" office:value="0.0025380711">
                <text:p>0.00253807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91957178">
                <text:p>0.0091957178</text:p>
              </table:table-cell>
              <table:table-cell office:value-type="float" office:value="0.0011695906">
                <text:p>0.0011695906</text:p>
              </table:table-cell>
              <table:table-cell office:value-type="float" office:value="0.0013080445">
                <text:p>0.00130804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